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Sheet5" table:style-name="ta1">
        <table:shapes>
          <draw:frame draw:z-index="0" draw:style-name="gr1" svg:width="15.974cm" svg:height="8.991cm" svg:x="17.2cm" svg:y="11.685cm">
            <draw:object draw:notify-on-update-of-ranges="Sheet5.E4:Sheet5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14T13:48:55</dc:date>
    <dc:creator>Nick Tuckett</dc:creator>
    <meta:editing-duration>PT1H24M15S</meta:editing-duration>
    <meta:editing-cycles>11</meta:editing-cycles>
    <meta:generator>LibreOffice/3.5$Linux_X86_64 LibreOffice_project/350m1$Build-2</meta:generator>
    <meta:document-statistic meta:table-count="5" meta:cell-count="7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Sheet5.E4:Sheet5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E4:Sheet5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Sheet5.E4:Sheet5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